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fc5" officeooo:paragraph-rsid="00039fc5" style:font-weight-asian="bold" style:font-weight-complex="bold"/>
    </style:style>
    <style:style style:name="P2" style:family="paragraph" style:parent-style-name="Standard">
      <style:text-properties fo:font-weight="normal" officeooo:rsid="00064519" officeooo:paragraph-rsid="0006451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’t Neglect Novelty</text:p>
      <text:p text:style-name="P1"/>
      <text:p text:style-name="P2">When deciding on things like 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32:37.929747151</meta:creation-date>
    <dc:date>2023-09-12T23:27:26.879829854</dc:date>
    <meta:editing-duration>PT7H24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51" meta:non-whitespace-character-count="44"/>
  </office:meta>
</office:document-meta>
</file>